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cccccc" draw:marker-start-width="0.252cm" draw:marker-end-width="0.252cm" draw:fill-color="#b2b2b2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cccccc" draw:marker-start-width="0.252cm" draw:marker-end-width="0.252cm" draw:fill-color="#b2b2b2" draw:textarea-horizontal-align="justify" draw:textarea-vertical-align="middle" draw:auto-grow-height="false" fo:min-height="0.076cm" fo:min-width="0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766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style:paragraph-properties fo:text-align="center"/>
      <style:text-properties fo:color="#ffffff" style:text-outline="false" style:font-name="Ubuntu" fo:font-size="10pt" fo:letter-spacing="normal" style:font-size-asian="10pt" style:font-size-complex="10pt" style:text-scale="200%"/>
    </style:style>
    <style:style style:name="P3" style:family="paragraph">
      <loext:graphic-properties draw:fill="none" draw:fill-color="#ffffff"/>
      <style:paragraph-properties fo:text-align="center"/>
      <style:text-properties fo:color="#ffffff" style:text-outline="false" style:font-name="Ubuntu" fo:font-size="10pt" fo:letter-spacing="normal" fo:background-color="#111111" style:font-size-asian="10pt" style:font-size-complex="10pt" style:text-scale="200%"/>
    </style:style>
    <style:style style:name="P4" style:family="paragraph">
      <style:paragraph-properties fo:text-align="center"/>
      <style:text-properties fo:color="#ffffff" style:font-name="Ubuntu" fo:font-size="10pt" fo:letter-spacing="normal" style:font-size-asian="10pt" style:font-size-complex="10pt" style:text-scale="200%"/>
    </style:style>
    <style:style style:name="P5" style:family="paragraph">
      <loext:graphic-properties draw:fill="none" draw:fill-color="#ffffff"/>
      <style:paragraph-properties fo:text-align="center"/>
      <style:text-properties fo:color="#ffffff" style:font-name="Ubuntu" fo:font-size="10pt" fo:letter-spacing="normal" style:font-size-asian="10pt" style:font-size-complex="10pt" style:text-scale="200%"/>
    </style:style>
    <style:style style:name="T1" style:family="text">
      <style:text-properties fo:color="#ffffff" style:text-outline="false" style:font-name="Ubuntu" fo:font-size="10pt" style:font-size-asian="10pt" style:font-size-complex="10pt" style:text-scale="200%"/>
    </style:style>
    <style:style style:name="T2" style:family="text">
      <style:text-properties fo:color="#ffffff" style:font-name="Ubuntu" fo:font-size="10pt" fo:letter-spacing="normal" style:font-size-asian="10pt" style:font-size-complex="10pt" style:text-scale="2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285cm" svg:height="1.269cm" svg:x="0.635cm" svg:y="0.127cm" svg:viewBox="0 0 2286 1270" svg:d="M254 0c-254 0-254 254-254 254 0 0 0 254 254 254s508 0 508 0c0 0 127 0 127 127s-127 127-127 127h-254c0 0-254 0-254 254s254 254 254 254h1524c0 0 254 0 254-254s-254-254-254-254h-762c0 0-127 0-127-127s127-127 127-127c0 0 254 0 254-254s-254-254-254-254h-254z">
          <text:p/>
        </draw:path>
        <draw:custom-shape draw:style-name="gr2" draw:text-style-name="P1" draw:layer="layout" svg:width="0.508cm" svg:height="0.508cm" svg:x="0.127cm" svg:y="0.8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3" draw:layer="layout" svg:width="2.54cm" svg:height="1.016cm" svg:x="0.635cm" svg:y="0.635cm">
          <draw:text-box>
            <text:p text:style-name="P2"><text:span text:style-name="T1">p</text:span><text:span text:style-name="T1">a</text:span><text:span text:style-name="T1">c</text:span><text:span text:style-name="T1">k</text:span></text:p>
          </draw:text-box>
        </draw:frame>
        <draw:frame draw:style-name="gr3" draw:text-style-name="P5" draw:layer="layout" svg:width="2.032cm" svg:height="1.016cm" svg:x="0.381cm" svg:y="-0.127cm">
          <draw:text-box>
            <text:p text:style-name="P4"><text:span text:style-name="T2">f</text:span><text:span text:style-name="T2">o</text:span><text:span text:style-name="T2">g</text:span></text:p>
          </draw:text-box>
        </draw:frame>
        <draw:path draw:style-name="gr1" draw:text-style-name="P1" draw:layer="layout" svg:width="1.015cm" svg:height="0.507cm" svg:x="2.413cm" svg:y="0.127cm" svg:viewBox="0 0 1016 508" svg:d="M254 0c-254 0-254 254-254 254 0 0 0 254 254 254s508 0 508 0c0 0 254 0 254-254s-254-254-254-25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.556cm" fo:page-height="1.5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9T22:03:40.539629290</meta:creation-date>
    <dc:date>2020-04-29T22:54:26.322748086</dc:date>
    <meta:editing-duration>PT8M12S</meta:editing-duration>
    <meta:editing-cycles>3</meta:editing-cycles>
    <meta:generator>LibreOffice/6.0.7.3$Linux_X86_64 LibreOffice_project/00m0$Build-3</meta:generator>
    <meta:document-statistic meta:object-count="5"/>
  </office:meta>
</office:document-meta>
</file>